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B38639F5.jpg" manifest:media-type=""/>
  <manifest:file-entry manifest:full-path="Pictures/10000201000002D000000258F59AD324.png" manifest:media-type=""/>
  <manifest:file-entry manifest:full-path="Pictures/100002010000033A0000062E038F89B1.png" manifest:media-type=""/>
  <manifest:file-entry manifest:full-path="Pictures/10000000000000400000004086F1C4F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les-subtitle">
      <style:graphic-properties draw:fill-color="#ffffff" fo:min-height="11.475cm"/>
    </style:style>
    <style:style style:name="pr2" style:family="presentation" style:parent-style-name="Sales-notes">
      <style:graphic-properties draw:fill-color="#ffffff" draw:auto-grow-height="true" fo:min-height="13.364cm"/>
    </style:style>
    <style:style style:name="pr3" style:family="presentation" style:parent-style-name="Sales-subtitle">
      <style:graphic-properties draw:fill-color="#ffffff" draw:auto-grow-height="true" fo:min-height="11.475cm"/>
    </style:style>
    <style:style style:name="P1" style:family="paragraph">
      <style:text-properties fo:color="#333333" style:text-outline="true" fo:font-family="'URW Chancery L'" style:font-pitch="variable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88pt" fo:font-weight="bold" style:font-size-asian="88pt" style:font-weight-asian="bold" style:font-size-complex="88pt" style:font-weight-complex="bold"/>
    </style:style>
    <style:style style:name="P4" style:family="paragraph">
      <style:text-properties fo:color="#ff0000" fo:font-size="72pt" fo:font-weight="bold" style:font-size-asian="88pt" style:font-weight-asian="bold" style:font-size-complex="88pt" style:font-weight-complex="bold"/>
    </style:style>
    <style:style style:name="T1" style:family="text">
      <style:text-properties fo:color="#333333" style:text-outline="true" fo:font-family="'URW Chancery L'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ff0000" fo:font-size="72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es" presentation:presentation-page-layout-name="AL1T32">
        <draw:frame presentation:style-name="pr1" draw:text-style-name="P1" draw:layer="layout" svg:width="23.848cm" svg:height="11.475cm" svg:x="2.075cm" svg:y="4cm" presentation:class="subtitle" presentation:user-transformed="true">
          <draw:text-box>
            <text:p text:style-name="P1"><text:span text:style-name="T1">Zen?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ales" presentation:presentation-page-layout-name="AL1T32">
        <draw:frame presentation:style-name="pr1" draw:text-style-name="P1" draw:layer="layout" svg:width="23.848cm" svg:height="11.475cm" svg:x="-2.725cm" svg:y="1.3cm" presentation:class="subtitle" presentation:user-transformed="true">
          <draw:text-box>
            <text:p text:style-name="P1"><text:span text:style-name="T1">klid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ales" presentation:presentation-page-layout-name="AL1T32">
        <draw:frame presentation:style-name="pr1" draw:text-style-name="P1" draw:layer="layout" svg:width="23.848cm" svg:height="11.475cm" svg:x="1.175cm" svg:y="10.3cm" presentation:class="subtitle" presentation:user-transformed="true">
          <draw:text-box>
            <text:p text:style-name="P1"><text:span text:style-name="T1">soustředění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ales" presentation:presentation-page-layout-name="AL1T32">
        <draw:frame presentation:style-name="pr1" draw:text-style-name="P1" draw:layer="layout" svg:width="23.848cm" svg:height="11.475cm" svg:x="7.875cm" svg:y="3.7cm" presentation:class="subtitle" presentation:user-transformed="true">
          <draw:text-box>
            <text:p text:style-name="P1"><text:span text:style-name="T1">pohoda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ales" presentation:presentation-page-layout-name="AL1T32">
        <draw:frame presentation:style-name="pr1" draw:text-style-name="P1" draw:layer="layout" svg:width="23.848cm" svg:height="11.475cm" svg:x="-1.525cm" svg:y="7.4cm" presentation:class="subtitle" presentation:user-transformed="true">
          <draw:text-box>
            <text:p text:style-name="P1"><text:span text:style-name="T1">„</text:span><text:span text:style-name="T1">nirvána“?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ales" presentation:presentation-page-layout-name="AL1T32">
        <draw:frame draw:style-name="gr2" draw:text-style-name="P2" draw:layer="layout" svg:width="12.573cm" svg:height="10.478cm" svg:x="7.6cm" svg:y="4.4cm">
          <draw:image xlink:href="Pictures/10000201000002D000000258F59AD32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1" draw:text-style-name="P3" draw:layer="layout" svg:width="23.848cm" svg:height="11.475cm" svg:x="2.075cm" svg:y="4.117cm" presentation:class="subtitle" presentation:user-transformed="true">
          <draw:text-box>
            <text:p text:style-name="P3"><text:span text:style-name="T2">StressTwis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draw:style-name="gr2" draw:text-style-name="P2" draw:layer="layout" svg:width="10.195cm" svg:height="19.528cm" svg:x="0.605cm" svg:y="0.614cm">
          <draw:image xlink:href="Pictures/100002010000033A0000062E038F89B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4" draw:layer="layout" svg:width="23.848cm" svg:height="11.475cm" svg:x="-0.825cm" svg:y="9.417cm" presentation:class="subtitle" presentation:user-transformed="true">
          <draw:text-box>
            <text:p text:style-name="P4"><text:span text:style-name="T3">mobilní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4" draw:layer="layout" svg:width="17.625cm" svg:height="11.475cm" svg:x="9.275cm" svg:y="-0.283cm" presentation:class="subtitle" presentation:user-transformed="true">
          <draw:text-box>
            <text:p text:style-name="P4"><text:span text:style-name="T3">věkově neomezený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4" draw:layer="layout" svg:width="17.625cm" svg:height="11.475cm" svg:x="-1.125cm" svg:y="-1.683cm" presentation:class="subtitle" presentation:user-transformed="true">
          <draw:text-box>
            <text:p text:style-name="P4"><text:span text:style-name="T3">nevídané uvolnění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Sales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-background" style:family="presentation">
      <style:graphic-properties draw:stroke="none" draw:fill="none"/>
      <style:text-properties style:letter-kerning="true"/>
    </style:style>
    <style:style style:name="Sale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Sa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les-outline1" style:family="presentation">
      <style:graphic-properties draw:stroke="none" draw:fill="none">
        <text:list-style style:name="Sa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outline2" style:family="presentation" style:parent-style-name="Sal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es-outline3" style:family="presentation" style:parent-style-name="Sal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es-outline4" style:family="presentation" style:parent-style-name="Sal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es-outline5" style:family="presentation" style:parent-style-name="Sa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6" style:family="presentation" style:parent-style-name="Sa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7" style:family="presentation" style:parent-style-name="Sa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8" style:family="presentation" style:parent-style-name="Sa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9" style:family="presentation" style:parent-style-name="Sa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subtitle" style:family="presentation">
      <style:graphic-properties draw:stroke="none" draw:fill="none" draw:textarea-vertical-align="middle">
        <text:list-style style:name="Sa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title" style:family="presentation">
      <style:graphic-properties draw:stroke="none" draw:fill="none" draw:textarea-vertical-align="middle">
        <text:list-style style:name="Sa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9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les-background" style:family="presentation">
      <style:graphic-properties draw:stroke="none" draw:fill="none"/>
      <style:text-properties style:letter-kerning="true"/>
    </style:style>
    <style:style style:name="Sale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Sa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les-outline1" style:family="presentation">
      <style:graphic-properties draw:stroke="none" draw:fill="none">
        <text:list-style style:name="Sa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outline2" style:family="presentation" style:parent-style-name="Sal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es-outline3" style:family="presentation" style:parent-style-name="Sal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es-outline4" style:family="presentation" style:parent-style-name="Sal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es-outline5" style:family="presentation" style:parent-style-name="Sa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6" style:family="presentation" style:parent-style-name="Sa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7" style:family="presentation" style:parent-style-name="Sa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8" style:family="presentation" style:parent-style-name="Sa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9" style:family="presentation" style:parent-style-name="Sa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subtitle" style:family="presentation">
      <style:graphic-properties draw:stroke="none" draw:fill="none" draw:textarea-vertical-align="middle">
        <text:list-style style:name="Sa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title" style:family="presentation">
      <style:graphic-properties draw:stroke="none" draw:fill="none" draw:textarea-vertical-align="middle">
        <text:list-style style:name="Sa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9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a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l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ales-backgroundobjects">
      <style:graphic-properties draw:stroke="none" draw:fill="none" draw:auto-grow-height="false" fo:min-height="1.449cm" fo:wrap-option="wrap"/>
    </style:style>
    <style:style style:name="Mpr5" style:family="presentation" style:parent-style-name="Sales-backgroundobjects">
      <style:graphic-properties draw:stroke="none" draw:fill="none" draw:auto-grow-height="false" fo:min-height="1.397cm" fo:wrap-option="wrap"/>
    </style:style>
    <style:style style:name="Mpr6" style:family="presentation" style:parent-style-name="Sales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 style:line-break="strict" style:writing-mode="lr-tb" style:font-independent-line-spacing="true"/>
    </style:style>
    <style:style style:name="MP5" style:family="paragraph">
      <style:paragraph-properties style:punctuation-wrap="simple" style:line-break="strict" style:writing-mode="lr-tb"/>
      <style:text-properties fo:color="#dddddd"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color="#dddddd"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color="#dddddd" fo:font-size="14pt" style:font-size-asian="14pt" style:font-size-complex="14pt"/>
    </style:style>
    <style:style style:name="MP8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color="#dddddd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ales" style:page-layout-name="PM1" draw:style-name="Mdp1">
      <draw:frame presentation:style-name="Sales-title" draw:layer="backgroundobjects" svg:width="25.199cm" svg:height="3.506cm" svg:x="1.4cm" svg:y="0.837cm" presentation:class="title" presentation:placeholder="true">
        <draw:text-box/>
      </draw:frame>
      <draw:frame presentation:style-name="Sales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Sales-title" draw:layer="backgroundobjects" svg:width="14.848cm" svg:height="11.136cm" svg:x="3.075cm" svg:y="2.257cm" presentation:class="page"/>
        <draw:frame presentation:style-name="Sal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Sales" style:page-layout-name="PM1" draw:style-name="Mdp1">
      <draw:frame draw:name="位图2" draw:style-name="Mgr3" draw:text-style-name="MP4" draw:layer="backgroundobjects" svg:width="28.001cm" svg:height="21.001cm" svg:x="-0.001cm" svg:y="0cm">
        <draw:image xlink:href="Pictures/100000000000040000000300B38639F5.jpg" xlink:type="simple" xlink:show="embed" xlink:actuate="onLoad">
          <text:p/>
        </draw:image>
      </draw:frame>
      <draw:frame presentation:style-name="Sales-title" draw:layer="backgroundobjects" svg:width="23.848cm" svg:height="4.494cm" svg:x="2.075cm" svg:y="5.617cm" presentation:class="title" presentation:placeholder="true">
        <draw:text-box/>
      </draw:frame>
      <draw:frame presentation:style-name="Sales-subtitle" draw:layer="backgroundobjects" svg:width="19.631cm" svg:height="5.347cm" svg:x="4.183cm" svg:y="11cm" presentation:class="subtitl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číslo&gt;</text:page-number></text:span></text:p>
        </draw:text-box>
      </draw:frame>
      <draw:frame presentation:style-name="Sales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page-thumbnail presentation:style-name="Sales-title" draw:layer="backgroundobjects" svg:width="13.586cm" svg:height="11.136cm" svg:x="3.705cm" svg:y="2.256cm" presentation:class="page"/>
        <draw:frame presentation:style-name="Sale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9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9" draw:layer="backgroundobjects" svg:width="9.113cm" svg:height="1.484cm" svg:x="11.886cm" svg:y="28.21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07:21:27</meta:creation-date>
    <dc:date>2013-03-03T08:17:46</dc:date>
    <meta:editing-duration>PT44M22S</meta:editing-duration>
    <meta:editing-cycles>7</meta:editing-cycles>
    <meta:generator>LibreOffice/3.6$Linux_X86_64 LibreOffice_project/360m1$Build-2</meta:generator>
    <meta:document-statistic meta:object-count="75"/>
  </office:meta>
</office:document-meta>
</file>